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ec2" officeooo:paragraph-rsid="000e1ec2"/>
    </style:style>
    <style:style style:name="P2" style:family="paragraph" style:parent-style-name="Standard">
      <style:text-properties style:text-underline-style="none" fo:font-weight="normal" officeooo:rsid="000e1ec2" officeooo:paragraph-rsid="000e1ec2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e1ec2" officeooo:paragraph-rsid="000e1ec2" fo:background-color="#ffff00" style:font-weight-asian="normal" style:font-weight-complex="normal"/>
    </style:style>
    <style:style style:name="P4" style:family="paragraph" style:parent-style-name="Standard">
      <style:text-properties fo:font-weight="normal" officeooo:rsid="000e1ec2" officeooo:paragraph-rsid="000e1ec2" fo:background-color="#ffff00" style:font-weight-asian="normal" style:font-weight-complex="normal"/>
    </style:style>
    <style:style style:name="P5" style:family="paragraph" style:parent-style-name="Standard">
      <style:text-properties officeooo:rsid="000e1ec2" officeooo:paragraph-rsid="000e1ec2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2">LIBUSB <text:s/>PACKAGES LOGS</text:span></text:p>
      <text:p text:style-name="P2"/>
      <text:p text:style-name="P3">mahannee@VTA076L:~/packages/libusb.10.0$ ls</text:p>
      <text:p text:style-name="P2">libusb-1.0-1.0.20 <text:s/>libusb-1.0_1.0.20-1.debian.tar.xz <text:s/>libusb-1.0_1.0.20-1.dsc <text:s/>libusb-1.0_1.0.20.orig.tar.bz2</text:p>
      <text:p text:style-name="P2">mahannee@VTA076L:~/packages/libusb.10.0$ cd libusb-1.0-1.0.20/</text:p>
      <text:p text:style-name="P2">mahannee@VTA076L:~/packages/libusb.10.0/libusb-1.0-1.0.20$ ls</text:p>
      <text:p text:style-name="P2">aclocal.m4 <text:s/>ChangeLog <text:s text:c="4"/>config.h.in <text:s/>configure.ac <text:s/>depcomp <text:s text:c="2"/>INSTALL <text:s text:c="4"/>libusb-1.0.pc.in <text:s/>Makefile.am <text:s/>msvc <text:s text:c="4"/>README <text:s/>Xcode</text:p>
      <text:p text:style-name="P2">android <text:s text:c="4"/>compile <text:s text:c="6"/>config.sub <text:s text:c="2"/>COPYING <text:s text:c="6"/>doc <text:s text:c="6"/>install-sh <text:s/>ltmain.sh <text:s text:c="8"/>Makefile.in <text:s/>NEWS <text:s text:c="4"/>tests</text:p>
      <text:p text:style-name="P2">AUTHORS <text:s text:c="4"/>config.guess <text:s/>configure <text:s text:c="3"/>debian <text:s text:c="7"/>examples <text:s/>libusb <text:s text:c="5"/>m4 <text:s text:c="15"/>missing <text:s text:c="5"/>PORTING <text:s/>TODO</text:p>
      <text:p text:style-name="P2"><text:span text:style-name="T4">mahannee@VTA076L:~/packages/libusb.10.0/libusb-1.0-1.0.20$ ./configure</text:span> </text:p>
      <text:p text:style-name="P2">checking for a BSD-compatible install... /usr/bin/install -c</text:p>
      <text:p text:style-name="P2">checking whether build environment is sane... yes</text:p>
      <text:p text:style-name="P2">checking for a thread-safe mkdir -p... /bin/mkdir -p</text:p>
      <text:p text:style-name="P2">checking for gawk... gawk</text:p>
      <text:p text:style-name="P2">checking whether make sets $(MAKE)... yes</text:p>
      <text:p text:style-name="P2">checking whether make supports nested variables... yes</text:p>
      <text:p text:style-name="P2">checking whether to enable maintainer-specific portions of Makefiles... no</text:p>
      <text:p text:style-name="P2">checking whether make supports nested variables... (cached) yes</text:p>
      <text:p text:style-name="P2">checking for gcc... gcc</text:p>
      <text:p text:style-name="P2">checking whether the C compiler works... yes</text:p>
      <text:p text:style-name="P2">checking for C compiler default output file name... a.out</text:p>
      <text:p text:style-name="P2">checking for suffix of executables... </text:p>
      <text:p text:style-name="P2">checking whether we are cross compiling... no</text:p>
      <text:p text:style-name="P2">checking for suffix of object files... o</text:p>
      <text:p text:style-name="P2">checking whether we are using the GNU C compiler... yes</text:p>
      <text:p text:style-name="P2">checking whether gcc accepts -g... yes</text:p>
      <text:p text:style-name="P2">checking for gcc option to accept ISO C89... none needed</text:p>
      <text:p text:style-name="P2">checking whether gcc understands -c and -o together... yes</text:p>
      <text:p text:style-name="P2">checking for style of include used by make... GNU</text:p>
      <text:p text:style-name="P2">checking dependency style of gcc... gcc3</text:p>
      <text:p text:style-name="P2">checking build system type... x86_64-unknown-linux-gnu</text:p>
      <text:p text:style-name="P2">checking host system type... x86_64-unknown-linux-gnu</text:p>
      <text:p text:style-name="P2">checking how to print strings... printf</text:p>
      <text:p text:style-name="P2">checking for a sed that does not truncate output... /bin/sed</text:p>
      <text:p text:style-name="P2">checking for grep that handles long lines and -e... /bin/grep</text:p>
      <text:p text:style-name="P2">checking for egrep... /bin/grep -E</text:p>
      <text:p text:style-name="P2">checking for fgrep... /bin/grep -F</text:p>
      <text:p text:style-name="P2">checking for ld used by gcc... /usr/bin/ld</text:p>
      <text:p text:style-name="P2">checking if the linker (/usr/bin/ld) is GNU ld... yes</text:p>
      <text:p text:style-name="P2">checking for BSD- or MS-compatible name lister (nm)... /usr/bin/nm -B</text:p>
      <text:p text:style-name="P2">checking the name lister (/usr/bin/nm -B) interface... BSD nm</text:p>
      <text:p text:style-name="P2">checking whether ln -s works... yes</text:p>
      <text:p text:style-name="P2">checking the maximum length of command line arguments... 1572864</text:p>
      <text:p text:style-name="P2">checking whether the shell understands some XSI constructs... yes</text:p>
      <text:p text:style-name="P2">checking whether the shell understands "+="... yes</text:p>
      <text:p text:style-name="P2">checking how to convert x86_64-unknown-linux-gnu file names to x86_64-unknown-linux-gnu format... func_convert_file_noop</text:p>
      <text:p text:style-name="P2"><text:soft-page-break/>checking how to convert x86_64-unknown-linux-gnu file names to toolchain format... func_convert_file_noop</text:p>
      <text:p text:style-name="P2">checking for /usr/bin/ld option to reload object files... -r</text:p>
      <text:p text:style-name="P2">checking for objdump... objdump</text:p>
      <text:p text:style-name="P2">checking how to recognize dependent libraries... pass_all</text:p>
      <text:p text:style-name="P2">checking for dlltool... no</text:p>
      <text:p text:style-name="P2">checking how to associate runtime and link libraries... printf %s\n</text:p>
      <text:p text:style-name="P2">checking for ar... ar</text:p>
      <text:p text:style-name="P2">checking for archiver @FILE support... @</text:p>
      <text:p text:style-name="P2">checking for strip... strip</text:p>
      <text:p text:style-name="P2">checking for ranlib... ranlib</text:p>
      <text:p text:style-name="P2">checking command to parse /usr/bin/nm -B output from gcc object... ok</text:p>
      <text:p text:style-name="P2">checking for sysroot... no</text:p>
      <text:p text:style-name="P2">checking for mt... mt</text:p>
      <text:p text:style-name="P2">checking if mt is a manifest tool... no</text:p>
      <text:p text:style-name="P2">checking how to run the C preprocessor... gcc -E</text:p>
      <text:p text:style-name="P2">checking for ANSI C header files... yes</text:p>
      <text:p text:style-name="P2">checking for sys/types.h... yes</text:p>
      <text:p text:style-name="P2">checking for sys/stat.h... yes</text:p>
      <text:p text:style-name="P2">checking for stdlib.h... yes</text:p>
      <text:p text:style-name="P2">checking for string.h... yes</text:p>
      <text:p text:style-name="P2">checking for memory.h... yes</text:p>
      <text:p text:style-name="P2">checking for strings.h... yes</text:p>
      <text:p text:style-name="P2">checking for inttypes.h... yes</text:p>
      <text:p text:style-name="P2">checking for stdint.h... yes</text:p>
      <text:p text:style-name="P2">checking for unistd.h... yes</text:p>
      <text:p text:style-name="P2">checking for dlfcn.h... yes</text:p>
      <text:p text:style-name="P2">checking for objdir... .libs</text:p>
      <text:p text:style-name="P2">checking if gcc supports -fno-rtti -fno-exceptions... no</text:p>
      <text:p text:style-name="P2">checking for gcc option to produce PIC... -fPIC -DPIC</text:p>
      <text:p text:style-name="P2">checking if gcc PIC flag -fPIC -DPIC works... yes</text:p>
      <text:p text:style-name="P2">checking if gcc static flag -static works... yes</text:p>
      <text:p text:style-name="P2">checking if gcc supports -c -o file.o... yes</text:p>
      <text:p text:style-name="P2">checking if gcc supports -c -o file.o... (cached) yes</text:p>
      <text:p text:style-name="P2">checking whether the gcc linker (/usr/bin/ld -m elf_x86_64) supports shared libraries... yes</text:p>
      <text:p text:style-name="P2">checking whether -lc should be explicitly linked in... no</text:p>
      <text:p text:style-name="P2">checking dynamic linker characteristics... GNU/Linux ld.so</text:p>
      <text:p text:style-name="P2">checking how to hardcode library paths into programs... immediate</text:p>
      <text:p text:style-name="P2">checking whether stripping libraries is possible... yes</text:p>
      <text:p text:style-name="P2">checking if libtool supports shared libraries... yes</text:p>
      <text:p text:style-name="P2">checking whether to build shared libraries... yes</text:p>
      <text:p text:style-name="P2">checking whether to build static libraries... yes</text:p>
      <text:p text:style-name="P2">checking for windres... no</text:p>
      <text:p text:style-name="P2">checking for inline... inline</text:p>
      <text:p text:style-name="P2">checking operating system... Linux</text:p>
      <text:p text:style-name="P2">checking for library containing clock_gettime... none required</text:p>
      <text:p text:style-name="P2">checking libudev.h usability... yes</text:p>
      <text:p text:style-name="P2">checking libudev.h presence... yes</text:p>
      <text:p text:style-name="P2">checking for libudev.h... yes</text:p>
      <text:p text:style-name="P2">checking for udev_new in -ludev... yes</text:p>
      <text:p text:style-name="P2">checking poll.h usability... yes</text:p>
      <text:p text:style-name="P2">checking poll.h presence... yes</text:p>
      <text:p text:style-name="P2"><text:soft-page-break/>checking for poll.h... yes</text:p>
      <text:p text:style-name="P2">checking sys/timerfd.h usability... yes</text:p>
      <text:p text:style-name="P2">checking sys/timerfd.h presence... yes</text:p>
      <text:p text:style-name="P2">checking for sys/timerfd.h... yes</text:p>
      <text:p text:style-name="P2">checking whether TFD_NONBLOCK is declared... yes</text:p>
      <text:p text:style-name="P2">checking whether to use timerfd for timing... yes</text:p>
      <text:p text:style-name="P2">checking for struct timespec... yes</text:p>
      <text:p text:style-name="P2">checking syslog.h usability... yes</text:p>
      <text:p text:style-name="P2">checking syslog.h presence... yes</text:p>
      <text:p text:style-name="P2">checking for syslog.h... yes</text:p>
      <text:p text:style-name="P2">checking for syslog... yes</text:p>
      <text:p text:style-name="P2">checking for sigaction... yes</text:p>
      <text:p text:style-name="P2">checking sys/time.h usability... yes</text:p>
      <text:p text:style-name="P2">checking sys/time.h presence... yes</text:p>
      <text:p text:style-name="P2">checking for sys/time.h... yes</text:p>
      <text:p text:style-name="P2">checking for gettimeofday... yes</text:p>
      <text:p text:style-name="P2">checking signal.h usability... yes</text:p>
      <text:p text:style-name="P2">checking signal.h presence... yes</text:p>
      <text:p text:style-name="P2">checking for signal.h... yes</text:p>
      <text:p text:style-name="P2">checking whether CC supports -std=gnu99... yes</text:p>
      <text:p text:style-name="P2">checking that generated files are newer than configure... done</text:p>
      <text:p text:style-name="P2">configure: creating ./config.status</text:p>
      <text:p text:style-name="P2">config.status: creating libusb-1.0.pc</text:p>
      <text:p text:style-name="P2">config.status: creating Makefile</text:p>
      <text:p text:style-name="P2">config.status: creating libusb/Makefile</text:p>
      <text:p text:style-name="P2">config.status: creating examples/Makefile</text:p>
      <text:p text:style-name="P2">config.status: creating tests/Makefile</text:p>
      <text:p text:style-name="P2">config.status: creating doc/Makefile</text:p>
      <text:p text:style-name="P2">config.status: creating doc/doxygen.cfg</text:p>
      <text:p text:style-name="P2">config.status: creating config.h</text:p>
      <text:p text:style-name="P2">config.status: executing depfiles commands</text:p>
      <text:p text:style-name="P2">config.status: executing libtool commands</text:p>
      <text:p text:style-name="P4">mahannee@VTA076L:~/packages/libusb.1.0/libusb-1.0-1.0.20$ make</text:p>
      <text:p text:style-name="P1">make <text:s/>all-recursive</text:p>
      <text:p text:style-name="P1">make[1]: Entering directory '/home/mahannee/packages/libusb.10.0/libusb-1.0-1.0.20'</text:p>
      <text:p text:style-name="P1">Making all in libusb</text:p>
      <text:p text:style-name="P1">make[2]: Entering directory '/home/mahannee/packages/libusb.10.0/libusb-1.0-1.0.20/libusb'</text:p>
      <text:p text:style-name="P1">make[3]: Entering directory '/home/mahannee/packages/libusb.10.0/libusb-1.0-1.0.20/libusb'</text:p>
      <text:p text:style-name="P1">make[3]: Nothing to be done for 'all-am'.</text:p>
      <text:p text:style-name="P1">make[3]: Leaving directory '/home/mahannee/packages/libusb.10.0/libusb-1.0-1.0.20/libusb'</text:p>
      <text:p text:style-name="P1">make[2]: Leaving directory '/home/mahannee/packages/libusb.10.0/libusb-1.0-1.0.20/libusb'</text:p>
      <text:p text:style-name="P1">Making all in doc</text:p>
      <text:p text:style-name="P1">make[2]: Entering directory '/home/mahannee/packages/libusb.10.0/libusb-1.0-1.0.20/doc'</text:p>
      <text:p text:style-name="P1">make[2]: Nothing to be done for 'all'.</text:p>
      <text:p text:style-name="P1">make[2]: Leaving directory '/home/mahannee/packages/libusb.10.0/libusb-1.0-1.0.20/doc'</text:p>
      <text:p text:style-name="P1">make[2]: Entering directory '/home/mahannee/packages/libusb.10.0/libusb-1.0-1.0.20'</text:p>
      <text:p text:style-name="P1">make[2]: Leaving directory '/home/mahannee/packages/libusb.10.0/libusb-1.0-1.0.20'</text:p>
      <text:p text:style-name="P1">make[1]: Leaving directory '/home/mahannee/packages/libusb.10.0/libusb-1.0-1.0.20'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5">mahannee@VTA076L:~/packages/libusb.10.0/libusb-1.0-1.0.20$ make -k check</text:p>
      <text:p text:style-name="P1">Making check in libusb</text:p>
      <text:p text:style-name="P1">make[1]: Entering directory '/home/mahannee/packages/libusb.10.0/libusb-1.0-1.0.20/libusb'</text:p>
      <text:p text:style-name="P1">make[2]: Entering directory '/home/mahannee/packages/libusb.10.0/libusb-1.0-1.0.20/libusb'</text:p>
      <text:p text:style-name="P1">make[2]: Nothing to be done for 'check-am'.</text:p>
      <text:p text:style-name="P1">make[2]: Leaving directory '/home/mahannee/packages/libusb.10.0/libusb-1.0-1.0.20/libusb'</text:p>
      <text:p text:style-name="P1">make[1]: Leaving directory '/home/mahannee/packages/libusb.10.0/libusb-1.0-1.0.20/libusb'</text:p>
      <text:p text:style-name="P1">Making check in doc</text:p>
      <text:p text:style-name="P1">make[1]: Entering directory '/home/mahannee/packages/libusb.10.0/libusb-1.0-1.0.20/doc'</text:p>
      <text:p text:style-name="P1">make[1]: Nothing to be done for 'check'.</text:p>
      <text:p text:style-name="P1">make[1]: Leaving directory '/home/mahannee/packages/libusb.10.0/libusb-1.0-1.0.20/doc'</text:p>
      <text:p text:style-name="P1">make[1]: Entering directory '/home/mahannee/packages/libusb.10.0/libusb-1.0-1.0.20'</text:p>
      <text:p text:style-name="P1">make[1]: Leaving directory '/home/mahannee/packages/libusb.10.0/libusb-1.0-1.0.20'</text:p>
      <text:p text:style-name="P5">mahannee@VTA076L:~/packages/libusb.10.0/libusb-1.0-1.0.20$ ls</text:p>
      <text:p text:style-name="P1">aclocal.m4 <text:s/>compile <text:s text:c="6"/>config.log <text:s text:c="4"/>configure.ac <text:s/>doc <text:s text:c="8"/>libtool <text:s text:c="10"/>ltmain.sh <text:s text:c="3"/>Makefile.in <text:s/>PORTING <text:s text:c="2"/>TODO</text:p>
      <text:p text:style-name="P1">android <text:s text:c="4"/>config.guess <text:s/>config.status <text:s/>COPYING <text:s text:c="6"/>examples <text:s text:c="3"/>libusb <text:s text:c="11"/>m4 <text:s text:c="10"/>missing <text:s text:c="5"/>README <text:s text:c="3"/>Xcode</text:p>
      <text:p text:style-name="P1">AUTHORS <text:s text:c="4"/>config.h <text:s text:c="5"/>config.sub <text:s text:c="4"/>debian <text:s text:c="7"/>INSTALL <text:s text:c="4"/>libusb-1.0.pc <text:s text:c="4"/>Makefile <text:s text:c="4"/>msvc <text:s text:c="8"/>stamp-h1</text:p>
      <text:p text:style-name="P1">ChangeLog <text:s text:c="2"/>config.h.in <text:s text:c="2"/>configure <text:s text:c="5"/>depcomp <text:s text:c="6"/>install-sh <text:s/>libusb-1.0.pc.in <text:s/>Makefile.am <text:s/>NEWS <text:s text:c="8"/>te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5:57:39.552989075</meta:creation-date>
    <dc:date>2019-05-08T16:08:41.526185827</dc:date>
    <meta:editing-duration>PT51S</meta:editing-duration>
    <meta:editing-cycles>1</meta:editing-cycles>
    <meta:document-statistic meta:table-count="0" meta:image-count="0" meta:object-count="0" meta:page-count="4" meta:paragraph-count="162" meta:word-count="921" meta:character-count="8405" meta:non-whitespace-character-count="7390"/>
    <meta:generator>LibreOffice/5.1.6.2$Linux_X86_64 LibreOffice_project/10m0$Build-2</meta:generator>
  </office:meta>
</office:document-meta>
</file>